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P14" style:family="paragraph" style:parent-style-name="Text_20_body">
      <style:text-properties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fo:background-color="#ffff00"/>
    </style:style>
    <style:style style:name="T9" style:family="text">
      <style:text-properties style:font-name="Calibri2" fo:language="pl" fo:country="P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ęśliwego roku 1648 tyle wycierpiała ta ziemia z rąk tatarskich, lecz nade wszystko z rąk </text:span><text:soft-page-break/><text:span text:style-name="T5">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5">ł</text:span>kownik, pan kasztelan Silinicki, który tak oto przemówił:</text:p>
      <text:p text:style-name="Dialog"><text:span text:style-name="T5">„Pisze mi pan Sieniawski, </text:span><text:span text:style-name="T5">ż</text:span><text:span text:style-name="T5">e wzi</text:span><text:span text:style-name="T5">ął</text:span><text:span text:style-name="T5"> Husiaty</text:span><text:span text:style-name="T5">ń</text:span><text:span text:style-name="T5">, coto</text:span><text:span text:style-name="T5">ś</text:span><text:span text:style-name="T5">my kilka dni temu ostawili z ty</text:span><text:span text:style-name="T5">ł</text:span><text:span text:style-name="T5">u z bisurma</text:span><text:span text:style-name="T5">ń</text:span><text:span text:style-name="T5">sk</text:span><text:span text:style-name="T5">ą</text:span><text:span text:style-name="T5"> za</text:span><text:span text:style-name="T5">ł</text:span><text:span text:style-name="T5">og</text:span><text:span text:style-name="T5">ą</text:span><text:span text:style-name="T5"> w spokoju dla obronno</text:span><text:span text:style-name="T5">ś</text:span><text:span text:style-name="T5">ci miejsca swego. Oto pan Sieniawski Husiatynia nie dobywa</text:span><text:span text:style-name="T5">ł</text:span><text:span text:style-name="T5">, jeno Turcy sami mu si</text:span><text:span text:style-name="T5">ę</text:span><text:span text:style-name="T5"> poddali. Widzicie waszmo</text:span><text:span text:style-name="T5">ś</text:span><text:span text:style-name="T5">ciowie, duch w armii wrogiej po zesz</text:span><text:span text:style-name="T5">ł</text:span><text:span text:style-name="T5">orocznych wiktorjach naszych upad</text:span><text:span text:style-name="T5">ł</text:span><text:span text:style-name="T5">. <text:s/>Zatem id</text:span><text:span text:style-name="T5">ź</text:span><text:span text:style-name="T5">my teraz prosto na Kamieniec, nie ogl</text:span><text:span text:style-name="T5">ą</text:span><text:span text:style-name="T5">daj</text:span><text:span text:style-name="T5">ą</text:span><text:span text:style-name="T5">c si</text:span><text:span text:style-name="T5">ę</text:span><text:span text:style-name="T5"> i nie zatrzymuj</text:span><text:span text:style-name="T5">ą</text:span><text:span text:style-name="T5">c wi</text:span><text:span text:style-name="T5">ę</text:span><text:span text:style-name="T5">cej, ni</text:span><text:span text:style-name="T5">ź</text:span><text:span text:style-name="T5">li to dla koni a ludzi um</text:span><text:span text:style-name="T5">ę</text:span><text:span text:style-name="T5">czenia potrzebne. Kamieniec w r</text:span><text:span text:style-name="T5">ę</text:span><text:span text:style-name="T5">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5">ę</text:span> Kamieńca szeroko otwarte, a przed bram<text:span text:style-name="T5">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5">ę</text:span> Rusk<text:span text:style-name="T5">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5">ł</text:span> i kopii, śmiałym natarciem w ciżbę Krymców powstrzymała, impetem swoim wrog<text:span text:style-name="T5">ó</text:span>w powalaj<text:span text:style-name="T5">ą</text:span>c i koncerzami okrutnie ich bod<text:span text:style-name="T5">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5">„Ej, żebyśmy to choć jedną rotę dragonii mieli, choć malutką, to już byśmy Kamieniec zdobyli” - pieklił się pu</text:span><text:span text:style-name="T5">ł</text:span><text:span text:style-name="T5">kownik Silnicki, czapkę swą na ziem rzuciwszy i pięści do skroni nagiej przykładając.</text:span></text:p>
      <text:p text:style-name="Dialog"><text:span text:style-name="T5">„I co by ta jedna mała rota uczyniła?” - pytał pan Ostrowski, ockn</text:span><text:span text:style-name="T5">ą</text:span><text:span text:style-name="T5">wszy si</text:span><text:span text:style-name="T5">ę</text:span><text:span text:style-name="T5"> w zaje</text:span><text:span text:style-name="T5">ź</text:span><text:span text:style-name="T5">dzie w Oryninie, gdzie rannych z bitwy <text:s/>kamienieckiej z</text:span><text:span text:style-name="T5">ł</text:span><text:span text:style-name="T5">o</text:span><text:span text:style-name="T5">ż</text:span><text:span text:style-name="T5">ono.</text:span></text:p>
      <text:p text:style-name="Dialog"><text:soft-page-break/><text:span text:style-name="T5">„Jedna nawet rota dragonii, obóz tatarski obsadziwszy, imże nie pozwoliłaby się zebrać i nas w bok zażyć. Tatarzy przecie na ogień broni palnej całkiem nieodporni, i tego ognia nam </text:span><text:span text:style-name="T5">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5">ę</text:span><text:span text:style-name="T5">bami do wy</text:span><text:span text:style-name="T5">ż</text:span><text:span text:style-name="T5">ywienia osłabioną” - rzek</text:span><text:span text:style-name="T5">ł</text:span><text:span text:style-name="T5"> pan Starczy</text:span><text:span text:style-name="T5">ń</text:span><text:span text:style-name="T5">ski, kt</text:span><text:span text:style-name="T5">ó</text:span><text:span text:style-name="T5">ry nad zdrowiem Ostrowskiego czuwa</text:span><text:span text:style-name="T5">ł</text:span><text:span text:style-name="T5">.</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5">„To waćpan jeszcze nie widział, jak dzielnie husarze nasi spieszeni fortyfikacje dobywają. Przecie nie tylko z konia szablą robić umieją. Szyszak i pancerz przeiw kulom</text:span><text:span text:style-name="T5"><text:note text:id="ftn3" text:note-class="endnote"><text:note-citation>3</text:note-citation><text:note-body><text:p text:style-name="Endnote">Zw<text:span text:style-name="T5">ł</text:span><text:span text:style-name="T3">aszcza przeciw tureckim. Rzeczywi</text:span><text:span text:style-name="T5">ś</text:span><text:span text:style-name="T3">cie, husaria spieszona niejednokrotnie o szturmie fortec rozstrzyga</text:span><text:span text:style-name="T5">ł</text:span><text:span text:style-name="T3">a, r</text:span><text:span text:style-name="T5">ó</text:span><text:span text:style-name="T3">wnie</text:span><text:span text:style-name="T5">ż</text:span><text:span text:style-name="T3"> dzi</text:span><text:span text:style-name="T5">ę</text:span><text:span text:style-name="T3">ki swemu znakomitemu - i pod koniec XVII wieku wyj</text:span><text:span text:style-name="T5">ą</text:span><text:span text:style-name="T3">tkowemu - uzbrojeniu ochronnemu.</text:span></text:p></text:note-body></text:note></text:span><text:span text:style-name="T5">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5">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5"><text:note text:id="ftn4" text:note-class="endnote"><text:note-citation>4</text:note-citation><text:note-body><text:p text:style-name="Endnote">Abdykowawszy, przebywa<text:span text:style-name="T5">ł</text:span><text:span text:style-name="T3"> we Francji. Zmar</text:span><text:span text:style-name="T5">ł</text:span><text:span text:style-name="T3"> na wie</text:span><text:span text:style-name="T5">ść</text:span><text:span text:style-name="T3"> o zdobyciu Kamie</text:span><text:span text:style-name="T5">ń</text:span><text:span text:style-name="T3">ca przez Turk</text:span><text:span text:style-name="T5">ó</text:span><text:span text:style-name="T3">w.</text:span></text:p></text:note-body></text:note></text:span><text:span text:style-name="T5">, żołnierzom nie-Polakom i nie-Litwinom po doświadczeniach smutnych</text:span><text:span text:style-name="T5"><text:note text:id="ftn5" text:note-class="endnote"><text:note-citation>5</text:note-citation><text:note-body><text:p text:style-name="Endnote">Np. w 1648 roku wszyscy Rusini s<text:span text:style-name="T5">ł</text:span><text:span text:style-name="T3">u</text:span><text:span text:style-name="T5">żą</text:span><text:span text:style-name="T3">cy w wojskach komputowych i prywatnych przeszli na stron</text:span><text:span text:style-name="T5">ę</text:span><text:span text:style-name="T3"> Chmielnickiego. Oznacza</text:span><text:span text:style-name="T5">ł</text:span><text:span text:style-name="T3">o to, </text:span><text:span text:style-name="T5">ż</text:span><text:span text:style-name="T3">e nagle wojska koronne pozbawione zosta</text:span><text:span text:style-name="T5">ł</text:span><text:span text:style-name="T3">y ca</text:span><text:span text:style-name="T5">ł</text:span><text:span text:style-name="T3">ej dragonii i wielkiej cz</text:span><text:span text:style-name="T5">ęś</text:span><text:span text:style-name="T3">ci piechoty. Dopiero Sobieskiemu uda</text:span><text:span text:style-name="T5">ł</text:span><text:span text:style-name="T3">o si</text:span><text:span text:style-name="T5">ę</text:span><text:span text:style-name="T3">, historycznie, ubytek ten odtworzy</text:span><text:span text:style-name="T5">ć</text:span><text:span text:style-name="T3">.</text:span></text:p></text:note-body></text:note></text:span><text:span text:style-name="T5"> </text:span><text:span text:style-name="T5">panowania swego ufać nie kazał. Jednak przydał się tutaj pan Wiszinoiu i jego ziomkowie, gdy się u </text:span><text:soft-page-break/><text:span text:style-name="T5">chłopów mołdawskich o transportach do Kamieńca wywiadywał.</text:span><text:span text:style-name="T8"> Jakie</text:span><text:span text:style-name="T8">ś</text:span><text:span text:style-name="T8"> przej</text:span><text:span text:style-name="T8">ś</text:span><text:span text:style-name="T8">cie.</text:span><text:span text:style-name="T5"> Ostrowski </text:span><text:span text:style-name="T5">ś</text:span><text:span text:style-name="T5">cisn</text:span><text:span text:style-name="T5">ął</text:span><text:span text:style-name="T5"> kolanami konia i skr</text:span><text:span text:style-name="T5">ę</text:span><text:span text:style-name="T5">ci</text:span><text:span text:style-name="T5">ł</text:span><text:span text:style-name="T5"> pomi</text:span><text:span text:style-name="T5">ę</text:span><text:span text:style-name="T5">dzy drzewami w kierunku traktu. Wiedzia</text:span><text:span text:style-name="T5">ł</text:span><text:span text:style-name="T5"> </text:span><text:span text:style-name="T5">ż</text:span><text:span text:style-name="T5">e stajanie za nimi to samo robi</text:span><text:span text:style-name="T5">ł</text:span><text:span text:style-name="T5">a chor</text:span><text:span text:style-name="T5">ą</text:span><text:span text:style-name="T5">giwe pancerna pod panem Starczy</text:span><text:span text:style-name="T5">ń</text:span><text:span text:style-name="T5">skim, bior</text:span><text:span text:style-name="T5">ą</text:span><text:span text:style-name="T5">c transport i jego eskort</text:span><text:span text:style-name="T5">ę</text:span><text:span text:style-name="T5"> w kleszcze. Gdy ju</text:span><text:span text:style-name="T5">ż</text:span><text:span text:style-name="T5"> przez rzedniej</text:span><text:span text:style-name="T5">ą</text:span><text:span text:style-name="T5">ce drzewa widzia</text:span><text:span text:style-name="T5">ł</text:span><text:span text:style-name="T5"> drog</text:span><text:span text:style-name="T5">ę</text:span><text:span text:style-name="T5"> a za ni</text:span><text:span text:style-name="T5">ą</text:span><text:span text:style-name="T5"> przeciwleg</text:span><text:span text:style-name="T5">ł</text:span><text:span text:style-name="T5">e zbocze, wyci</text:span><text:span text:style-name="T5">ą</text:span><text:span text:style-name="T5">gn</text:span><text:span text:style-name="T5">ął</text:span><text:span text:style-name="T5"> nabity pistolet i strzeli</text:span><text:span text:style-name="T5">ł</text:span><text:span text:style-name="T5"> w kierunku janczar</text:span><text:span text:style-name="T5">ó</text:span><text:span text:style-name="T5">w, bod</text:span><text:span text:style-name="T5">ą</text:span><text:span text:style-name="T5">c konia jednocze</text:span><text:span text:style-name="T5">ś</text:span><text:span text:style-name="T5">nie pi</text:span><text:span text:style-name="T5">ę</text:span><text:span text:style-name="T5">tami. Ca</text:span><text:span text:style-name="T5">ł</text:span><text:span text:style-name="T5">a chor</text:span><text:span text:style-name="T5">ą</text:span><text:span text:style-name="T5">giew lekka podskoczy</text:span><text:span text:style-name="T5">ł</text:span><text:span text:style-name="T5">a jednocze</text:span><text:span text:style-name="T5">ś</text:span><text:span text:style-name="T5">nie galopem i wy</text:span><text:span text:style-name="T5">ł</text:span><text:span text:style-name="T5">oni</text:span><text:span text:style-name="T5">ł</text:span><text:span text:style-name="T5">a si</text:span><text:span text:style-name="T5">ę</text:span><text:span text:style-name="T5"> tu</text:span><text:span text:style-name="T5">ż</text:span><text:span text:style-name="T5"> przed zaskoczon</text:span><text:span text:style-name="T5">ą</text:span><text:span text:style-name="T5"> eskort</text:span><text:span text:style-name="T5">ą</text:span><text:span text:style-name="T5">. Janczarscy muszkieterowie zatkn</text:span><text:span text:style-name="T5">ę</text:span><text:span text:style-name="T5">li <text:s/>wide</text:span><text:span text:style-name="T5">ł</text:span><text:span text:style-name="T5">ki i opar</text:span><text:span text:style-name="T5">ł</text:span><text:span text:style-name="T5">szy o nie muszkiety, oddali chaotyczn</text:span><text:span text:style-name="T5">ą</text:span><text:span text:style-name="T5"> salw</text:span><text:span text:style-name="T5">ę</text:span><text:span text:style-name="T5"> w kierunku przelatuj</text:span><text:span text:style-name="T5">ą</text:span><text:span text:style-name="T5">cej przed nimi konnicy, lecz ta b</text:span><text:span text:style-name="T5">ę</text:span><text:span text:style-name="T5">d</text:span><text:span text:style-name="T5">ą</text:span><text:span text:style-name="T5">c w pe</text:span><text:span text:style-name="T5">ł</text:span><text:span text:style-name="T5">nym p</text:span><text:span text:style-name="T5">ę</text:span><text:span text:style-name="T5">dzie min</text:span><text:span text:style-name="T5">ęł</text:span><text:span text:style-name="T5">a ich ju</text:span><text:span text:style-name="T5">ż</text:span><text:span text:style-name="T5"> i na </text:span><text:span text:style-name="T5">ś</text:span><text:span text:style-name="T5">cian</text:span><text:span text:style-name="T5">ę</text:span><text:span text:style-name="T5"> w</text:span><text:span text:style-name="T5">ą</text:span><text:span text:style-name="T5">wozu si</text:span><text:span text:style-name="T5">ę</text:span><text:span text:style-name="T5"> wspina</text:span><text:span text:style-name="T5">ł</text:span><text:span text:style-name="T5">a, w tym miejscu </text:span><text:span text:style-name="T5">ł</text:span><text:span text:style-name="T5">agodniejsz</text:span><text:span text:style-name="T5">ą</text:span><text:span text:style-name="T5">. Ledwo przebrzmia</text:span><text:span text:style-name="T5">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5">ść</text:span> o zablokowaniu Kamie<text:span text:style-name="T5">ń</text:span>ca roznios<text:span text:style-name="T5">ł</text:span>a si<text:span text:style-name="T5">ę</text:span> po ca<text:span text:style-name="T5">ł</text:span>ej armii koronnej i zachwyt wywo<text:span text:style-name="T5">ł</text:span>a<text:span text:style-name="T5">ł</text:span>a. <text:span text:style-name="T5">ż</text:span>ywiej zaraz te<text:span text:style-name="T5">ż</text:span> maszerowa<text:span text:style-name="T5">ć</text:span> oddzia<text:span text:style-name="T5">ł</text:span>y pocz<text:span text:style-name="T5">ęł</text:span>y, wierz<text:span text:style-name="T5">ą</text:span>c wreszcie w rych<text:span text:style-name="T5">ł</text:span>y koniec kampanii. Kr<text:span text:style-name="T5">ó</text:span>l i hetman Sobieski jednak skrycie by<text:span text:style-name="T5">ł</text:span> na zdobycie fortecy z marszu liczy<text:span text:style-name="T5">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wstrzymano, teraz właśnie, gdy i na Podolu walczył, i w Wielkopolsce tumulty szlacheckie gromić musiał, i na Litwie z buntem otwartym Paca radzić sobie musiał.</text:span></text:p>
      <text:p text:style-name="P8"><text:s/></text:p>
      <text:h text:style-name="P13" text:outline-level="2">Rozdział III</text:h>
      <text:p text:style-name="Text_20_body">Tymczasem konfederaci na Litwie</text:p>
      <text:p text:style-name="Text_20_body">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10">Tu b<text:span text:style-name="T5">ę</text:span><text:span text:style-name="T3">dzie tyrada na temat zalet utraty niepodleg</text:span><text:span text:style-name="T5">ł</text:span><text:span text:style-name="T3">o</text:span><text:span text:style-name="T5">ś</text:span><text:span text:style-name="T3">ci na rzecz imperium.</text:span></text:p>
      <text:p text:style-name="Text_20_body"><text:soft-page-break/>Inni znowu o protekcji rosyjskiej m<text:span text:style-name="T5">ó</text:span><text:span text:style-name="T3">wi</text:span><text:span text:style-name="T5">ą</text:span><text:span text:style-name="T3">. Car moskiewski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Text_20_body"><text:span text:style-name="T3">Wymarsz cz</text:span><text:span text:style-name="T5">ęś</text:span><text:span text:style-name="T3">ci wojsk kr</text:span><text:span text:style-name="T5">ó</text:span><text:span text:style-name="T3">lewskich na Podole</text:span></text:p>
      <text:p text:style-name="P9">Dragonia maszeruje</text:p>
      <text:p text:style-name="P9">Przybycie Sobieskiego pod Bar</text:p>
      <text:p text:style-name="P9">Kapitulacja Baru - Lipkowie przechodz<text:span text:style-name="T5">ą</text:span> na stron<text:span text:style-name="T5">ę</text:span> polsk<text:span text:style-name="T5">ą</text:span></text:p>
      <text:p text:style-name="P6"/>
      <text:h text:style-name="P13" text:outline-level="2">Rozdział IV</text:h>
      <text:p text:style-name="Text_20_body"><text:span text:style-name="T6">Tymczasem w Stambule</text:span></text:p>
      <text:p text:style-name="Text_20_body"><text:span text:style-name="T6">Wycieczki Kamienieckie i bitewki</text:span></text:p>
      <text:p text:style-name="Text_20_body"><text:span text:style-name="T6">Przybycie odsieczy</text:span></text:p>
      <text:p text:style-name="Text_20_body"><text:span text:style-name="T6">Bitwa wi</text:span><text:span text:style-name="T6">elka</text:span></text:p>
      <text:p text:style-name="Text_20_body"><text:span text:style-name="T6">Zawarcie rozejmu</text:span></text:p>
      <text:p text:style-name="Text_20_body"><text:span text:style-name="T6">Gromienie Kozaków</text:span></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text:span></text:span><text:span text:style-name="Absatz-Standardschriftart"><text:span text:style-name="T1">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1-24T14:19:30.48</dc:date>
    <meta:editing-cycles>814</meta:editing-cycles>
    <meta:editing-duration>P1DT9H25M42S</meta:editing-duration>
    <meta:document-statistic meta:table-count="0" meta:image-count="0" meta:object-count="0" meta:page-count="12" meta:paragraph-count="111" meta:word-count="5553" meta:character-count="3753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